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3" style:family="paragraph" style:parent-style-name="Quotations">
      <style:text-properties style:font-name="Samanata" officeooo:paragraph-rsid="003ee18e" style:font-name-complex="Samanata"/>
    </style:style>
    <style:style style:name="P4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43023f" style:font-size-asian="12pt" style:font-name-complex="Samanata" style:font-size-complex="12pt"/>
    </style:style>
    <style:style style:name="P5" style:family="paragraph" style:parent-style-name="Standard">
      <style:text-properties style:font-name="Latin Modern Roman" officeooo:rsid="0022ef6b" officeooo:paragraph-rsid="0043023f" style:font-name-complex="Latin Modern Roman"/>
    </style:style>
    <style:style style:name="P6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7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43023f" style:font-name-complex="Latin Modern Roman"/>
    </style:style>
    <style:style style:name="P8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ddb3f" style:font-name-complex="Latin Modern Roman" loext:shadow="none"/>
    </style:style>
    <style:style style:name="P9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65d65" style:font-name-complex="Latin Modern Roman" loext:shadow="none"/>
    </style:style>
    <style:style style:name="P10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officeooo:rsid="0026b88f" officeooo:paragraph-rsid="0028922c" style:font-name-complex="Latin Modern Roman"/>
    </style:style>
    <style:style style:name="P11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37fa32" style:font-name-complex="Samanata"/>
    </style:style>
    <style:style style:name="T4" style:family="text">
      <style:text-properties fo:color="#ce181e" fo:font-style="italic" style:font-style-asian="italic" style:font-style-complex="italic"/>
    </style:style>
    <style:style style:name="T5" style:family="text">
      <style:text-properties fo:color="#ce181e" fo:font-size="12pt" fo:font-style="italic" officeooo:rsid="00433168" style:font-size-asian="12pt" style:font-style-asian="italic" style:font-size-complex="12pt" style:font-style-complex="italic"/>
    </style:style>
    <style:style style:name="T6" style:family="text">
      <style:text-properties fo:color="#ce181e" fo:font-weight="normal" officeooo:rsid="003c1217" style:font-weight-asian="normal" style:font-weight-complex="normal"/>
    </style:style>
    <style:style style:name="T7" style:family="text">
      <style:text-properties fo:color="#ce181e" fo:font-weight="normal" officeooo:rsid="0043023f" style:font-weight-asian="normal" style:font-weight-complex="normal"/>
    </style:style>
    <style:style style:name="T8" style:family="text">
      <style:text-properties style:font-name="Latin Modern Roman" officeooo:rsid="002585b3" style:font-name-complex="Latin Modern Roman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Latin Modern Roman" officeooo:rsid="002585b3" style:font-name-complex="Latin Modern Roman"/>
    </style:style>
    <style:style style:name="T11" style:family="text">
      <style:text-properties style:use-window-font-color="true" style:font-name="Samanata" officeooo:rsid="002585b3" style:font-name-complex="Samanata"/>
    </style:style>
    <style:style style:name="T12" style:family="text">
      <style:text-properties style:use-window-font-color="true" fo:font-style="italic" style:font-style-asian="italic" style:font-style-complex="italic"/>
    </style:style>
    <style:style style:name="T13" style:family="text">
      <style:text-properties style:use-window-font-color="true" officeooo:rsid="003c1217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style:use-window-font-color="true" fo:font-weight="normal" officeooo:rsid="003c1217" style:font-weight-asian="normal" style:font-weight-complex="normal"/>
    </style:style>
    <style:style style:name="T16" style:family="text">
      <style:text-properties style:use-window-font-color="true" fo:font-weight="normal" officeooo:rsid="0043023f" style:font-weight-asian="normal" style:font-weight-complex="normal"/>
    </style:style>
    <style:style style:name="T17" style:family="text">
      <style:text-properties style:use-window-font-color="true" officeooo:rsid="0043023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8pt" fo:font-style="normal" style:font-size-asian="8pt" style:font-style-asian="normal" style:font-size-complex="8pt" style:font-style-complex="normal"/>
    </style:style>
    <style:style style:name="T20" style:family="text">
      <style:text-properties fo:font-size="12pt" fo:font-style="italic" officeooo:rsid="00433168" style:font-size-asian="12pt" style:font-style-asian="italic" style:font-size-complex="12pt" style:font-style-complex="italic"/>
    </style:style>
    <style:style style:name="T21" style:family="text">
      <style:text-properties fo:font-size="9pt" fo:font-style="normal" style:font-size-asian="9pt" style:font-style-asian="normal" style:font-size-complex="9pt" style:font-style-complex="normal"/>
    </style:style>
    <style:style style:name="T22" style:family="text">
      <style:text-properties fo:font-size="9pt" fo:font-style="normal" officeooo:rsid="00433168" style:font-size-asian="9pt" style:font-style-asian="normal" style:font-size-complex="9pt" style:font-style-complex="normal"/>
    </style:style>
    <style:style style:name="T23" style:family="text">
      <style:text-properties officeooo:rsid="002fcbf2"/>
    </style:style>
    <style:style style:name="T24" style:family="text">
      <style:text-properties officeooo:rsid="002585b3" style:font-name-complex="Samanata"/>
    </style:style>
    <style:style style:name="T25" style:family="text">
      <style:text-properties officeooo:rsid="0037fa32" style:font-name-complex="Samanata"/>
    </style:style>
    <style:style style:name="T26" style:family="text">
      <style:text-properties style:font-name="Samanata" officeooo:rsid="0037fa32" style:font-name-complex="Samanata"/>
    </style:style>
    <style:style style:name="T27" style:family="text">
      <style:text-properties style:font-name="Samanata" officeooo:rsid="00365d65" style:font-name-complex="Samanata"/>
    </style:style>
    <style:style style:name="T28" style:family="text">
      <style:text-properties officeooo:rsid="00365d65"/>
    </style:style>
    <style:style style:name="T29" style:family="text">
      <style:text-properties officeooo:rsid="0037fa32" style:font-name-complex="Latin Modern Roman"/>
    </style:style>
    <style:style style:name="T30" style:family="text">
      <style:text-properties officeooo:rsid="003ddb3f"/>
    </style:style>
    <style:style style:name="T31" style:family="text">
      <style:text-properties officeooo:rsid="00422db2"/>
    </style:style>
    <style:style style:name="T32" style:family="text">
      <style:text-properties officeooo:rsid="0043023f"/>
    </style:style>
    <style:style style:name="T33" style:family="text">
      <style:text-properties officeooo:rsid="00432ae4"/>
    </style:style>
    <style:style style:name="T34" style:family="text">
      <style:text-properties fo:language="en" fo:country="US" loext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31">8</text:span> – Sutka <text:span text:style-name="T31">8:100</text:span></text:p>
      <text:p text:style-name="P4">अयं त एमि तन्वा पुरस्ताद विश्वे देवा अभि मा यन्ति पश्चात | <text:line-break/>यदा मह्यं दीधरो भागमिन्द्रादिन मया कर्णवो वीर्याणि || १ ||<text:line-break/>दधामि ते मधुनो भक्षमग्रे हितस्ते भागः सुतो अस्तु सोमः | <text:line-break/>असश्च तवं दक्षिणतः सखा मे.अधा वर्त्राणिजङघनाव भूरि || २ || <text:line-break/>पर सु सतोमं भरत वाजयन्त इन्द्राय <text:span text:style-name="T1">सत्यं</text:span> यदि सत्यमस्ति | <text:line-break/>नेन्द्रो अस्तीति नेम उ तव आह क ईं ददर्श कमभिष्टवाम || ३ ||<text:line-break/>अयमस्मि जरितः पश्य मेह विश्वा जातान्यभ्यस्मि मह्ना | <text:line-break/>रतस्य मा परदिशो वर्धयन्त्यादर्दिरो भुवना दर्दरीमि || ४ ||<text:line-break/>आ यन मा वेना अरुहन्न्र्तस्यनेकमासीनं हर्यतस्य पर्ष्ठे | <text:line-break/>मनश्चिन मे हर्द आ परत्यवोचदचिक्रदञ्छिशुमन्तः सखायः || ५ ||</text:p>
      <text:p text:style-name="P2">Padapatha for sloka <text:span text:style-name="T30">3</text:span>:</text:p>
      <text:p text:style-name="P3">प्र | सु | स्तोमम् | भरत | वाज-यन्तः | इन्द्राय | <text:span text:style-name="T9">सत्यम्</text:span> | यदि | <text:span text:style-name="T1">सत्यम्</text:span> | अस्ति | न | इन्द्रः | अस्ति | इति | नेमः | ओं इति | त्वः | आह | कः | ईम् | ददर्श | कम् | अभि | स्तवाम</text:p>
      <text:p text:style-name="P5">Interpretation: <text:span text:style-name="T2">सत्यम् </text:span>is <text:span text:style-name="T28">here made a conditionnal (</text:span><text:span text:style-name="T27">यदि</text:span><text:span text:style-name="T28">) attribute of </text:span><text:span text:style-name="T10"><text:s/></text:span><text:span text:style-name="T11">इन्द्र</text:span><text:span text:style-name="T8"> (“</text:span><text:span text:style-name="T32">Indra</text:span><text:span text:style-name="T8">”)</text:span><text:span text:style-name="T24"> </text:span><text:span text:style-name="T25">through the phrase “</text:span><text:span text:style-name="T26">यदि </text:span><text:span text:style-name="T3">सत्यम्</text:span><text:span text:style-name="T26"> अस्ति</text:span><text:span text:style-name="T29">”</text:span> → “<text:span text:style-name="T17">if [he] is</text:span><text:span text:style-name="T13"> </text:span><text:span text:style-name="T6">satya</text:span>”</text:p>
      <text:p text:style-name="P10"><text:span text:style-name="T34">Translations:</text:span></text:p>
      <text:list xml:id="list3507112220" text:style-name="L2">
        <text:list-item>
          <text:p text:style-name="P8"><text:span text:style-name="T20">O men, desirous of food-grain, you all nicely offer a true hymn for Indra. Who saw Indra, if he </text:span><text:span text:style-name="T5">really</text:span><text:span text:style-name="T20"> exists? Whom do we praise? Nema claims that Indra does not exist.</text:span><text:span text:style-name="T21"> </text:span><text:span text:style-name="T22">P. C. Gautam</text:span><text:span text:style-name="T21">, [</text:span><text:span text:style-name="T22">2014</text:span><text:span text:style-name="T21">]</text:span></text:p>
        </text:list-item>
        <text:list-item>
          <text:p text:style-name="P9"><text:span text:style-name="T12">[Singer:] “Proffer praise as you all seek the prize—real praise to Indra, if he is the </text:span><text:span text:style-name="T4">real</text:span><text:span text:style-name="T12"> thing. ‘Indra does not exist,’ so says many a one. ‘Who has seen him? Whom shall we praise?’ ”.</text:span><text:span text:style-name="T18"> </text:span><text:span text:style-name="T19">S. W. Jamison / J. P. Brereton [2014]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10T12:14:58.765109031</dc:date>
    <meta:editing-duration>PT1H3M38S</meta:editing-duration>
    <meta:editing-cycles>21</meta:editing-cycles>
    <meta:document-statistic meta:table-count="0" meta:image-count="0" meta:object-count="0" meta:page-count="1" meta:paragraph-count="8" meta:word-count="262" meta:character-count="1091" meta:non-whitespace-character-count="832"/>
  </office:meta>
</office:document-meta>
</file>